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3c2c" officeooo:paragraph-rsid="001d3c2c"/>
    </style:style>
    <style:style style:name="P2" style:family="paragraph" style:parent-style-name="Standard">
      <style:text-properties officeooo:rsid="001d3c2c" officeooo:paragraph-rsid="001d4d21"/>
    </style:style>
    <style:style style:name="P3" style:family="paragraph" style:parent-style-name="Standard">
      <style:text-properties officeooo:rsid="001d3c2c" officeooo:paragraph-rsid="001dde34"/>
    </style:style>
    <style:style style:name="P4" style:family="paragraph" style:parent-style-name="Standard">
      <style:text-properties officeooo:rsid="001d3c2c" officeooo:paragraph-rsid="001de7d9"/>
    </style:style>
    <style:style style:name="P5" style:family="paragraph" style:parent-style-name="Standard">
      <style:text-properties officeooo:rsid="001d3c2c" officeooo:paragraph-rsid="001eed8f"/>
    </style:style>
    <style:style style:name="P6" style:family="paragraph" style:parent-style-name="Standard">
      <style:text-properties officeooo:rsid="001dde34" officeooo:paragraph-rsid="001dde34"/>
    </style:style>
    <style:style style:name="P7" style:family="paragraph" style:parent-style-name="Standard">
      <style:text-properties officeooo:rsid="001de7d9" officeooo:paragraph-rsid="001de7d9"/>
    </style:style>
    <style:style style:name="P8" style:family="paragraph" style:parent-style-name="Standard">
      <style:text-properties officeooo:rsid="001eed8f" officeooo:paragraph-rsid="001eed8f"/>
    </style:style>
    <style:style style:name="P9" style:family="paragraph" style:parent-style-name="Standard">
      <style:text-properties officeooo:rsid="001d4d21" officeooo:paragraph-rsid="001d4d21"/>
    </style:style>
    <style:style style:name="P10" style:family="paragraph" style:parent-style-name="Standard">
      <style:text-properties officeooo:rsid="00227b83" officeooo:paragraph-rsid="00227b83"/>
    </style:style>
    <style:style style:name="P11" style:family="paragraph" style:parent-style-name="Standard">
      <style:text-properties officeooo:rsid="00227b83" officeooo:paragraph-rsid="00237c6e"/>
    </style:style>
    <style:style style:name="P12" style:family="paragraph" style:parent-style-name="Standard">
      <style:text-properties officeooo:rsid="001d3c2c" officeooo:paragraph-rsid="00227b83"/>
    </style:style>
    <style:style style:name="T1" style:family="text">
      <style:text-properties officeooo:rsid="001d4d21"/>
    </style:style>
    <style:style style:name="T2" style:family="text">
      <style:text-properties officeooo:rsid="001de7d9"/>
    </style:style>
    <style:style style:name="T3" style:family="text">
      <style:text-properties officeooo:rsid="001eed8f"/>
    </style:style>
    <style:style style:name="T4" style:family="text">
      <style:text-properties officeooo:rsid="00227b83"/>
    </style:style>
    <style:style style:name="T5" style:family="text">
      <style:text-properties officeooo:rsid="00237c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Ldap queries</text:p>
      <text:p text:style-name="P1"/>
      <text:p text:style-name="P1">to list all details within all objectclass</text:p>
      <text:p text:style-name="P1"/>
      <text:p text:style-name="P1"><text:tab/>ldapsearch -x -b "dc=biz,dc=com" "objectclass=*"</text:p>
      <text:p text:style-name="P1"/>
      <text:p text:style-name="P1">to list all details within particular objectclass</text:p>
      <text:p text:style-name="P1"/>
      <text:p text:style-name="P1"><text:tab/>ldapsearch -x -b "dc=biz,dc=com" "objectclass=posixAccount"</text:p>
      <text:p text:style-name="P1"/>
      <text:p text:style-name="P1"><text:tab/>ldapsearch -x -b "dc=biz,dc=com" "objectclass=top"</text:p>
      <text:p text:style-name="P1"/>
      <text:p text:style-name="P1">to list all details with particular cn,ou,dc </text:p>
      <text:p text:style-name="P1"/>
      <text:p text:style-name="P1"><text:tab/>ldapsearch -x -b "cn=user 1,ou=users,dc=biz,dc=com" "objectclass=top"</text:p>
      <text:p text:style-name="P1"><text:tab/></text:p>
      <text:p text:style-name="P1"><text:tab/>ldapsearch -x -b "cn=user,ou=groups,dc=biz,dc=com" "objectclass=top"</text:p>
      <text:p text:style-name="P1"/>
      <text:p text:style-name="P2">to list all details with <text:span text:style-name="T1">multiple options using “and” ( &amp; )</text:span></text:p>
      <text:p text:style-name="P9"><text:tab/></text:p>
      <text:p text:style-name="P9"><text:tab/>ldapsearch -x -b "dc=biz,dc=com" "(&amp;(sn=1)(objectClass=*)(givenName=user)<text:tab/>(loginShell=/bin/sh)(gidNumber=501)(cn=user 1))"</text:p>
      <text:p text:style-name="P1"><text:tab/></text:p>
      <text:p text:style-name="P3">to list all details with <text:span text:style-name="T1">multiple options using “or” ( | )</text:span></text:p>
      <text:p text:style-name="P1"/>
      <text:p text:style-name="P6"><text:tab/>ldapsearch -x -b "dc=biz,dc=com" "(|(ou=users)(ou=groups))"</text:p>
      <text:p text:style-name="P6"/>
      <text:p text:style-name="P7"><text:tab/>ldapsearch -x -b "dc=biz,dc=com" "(&amp;(|(cn=user 1)(cn=user 2))<text:tab/>(homeDirectory=/home/users/user1))"</text:p>
      <text:p text:style-name="P7"/>
      <text:p text:style-name="P4">to list all details with <text:span text:style-name="T1">multiple options using “not” ( ! )</text:span></text:p>
      <text:p text:style-name="P4"/>
      <text:p text:style-name="P4"><text:tab/><text:span text:style-name="T2">ldapsearch -x -b "dc=biz,dc=com" "(&amp;(cn=user 1)(gidNumber=501)(!<text:tab/>(homeDirectory=/home/users/user2)))"</text:span></text:p>
      <text:p text:style-name="P4"/>
      <text:p text:style-name="P5"><text:tab/><text:span text:style-name="T3">ldapsearch -x -b "dc=biz,dc=com" "(&amp;(cn=*)(!(homeDirectory=*)))"</text:span></text:p>
      <text:p text:style-name="P5"/>
      <text:p text:style-name="P5">to list all details <text:span text:style-name="T3">and append it to a file</text:span></text:p>
      <text:p text:style-name="P5"/>
      <text:p text:style-name="P8"><text:tab/>ldapsearch -x -b "dc=biz,dc=com" "(&amp;(cn=*)(!(homeDirectory=*)))" &gt;&gt; /home/akhil</text:p>
      <text:p text:style-name="P8"/>
      <text:p text:style-name="P5">to list all details <text:span text:style-name="T3">of particular size limit given by “-z”</text:span></text:p>
      <text:p text:style-name="P8"><text:tab/></text:p>
      <text:p text:style-name="P8"><text:tab/>ldapsearch -x -b "dc=biz,dc=com" "(&amp;(cn=*)(!(homeDirectory=*)))" -z 1</text:p>
      <text:p text:style-name="P8"/>
      <text:p text:style-name="P12">to list all details <text:span text:style-name="T3">of all info of a particular ou,</text:span></text:p>
      <text:p text:style-name="P12"/>
      <text:p text:style-name="P10"><text:tab/>ldapsearch -x -b "ou=groups,dc=biz,dc=com"</text:p>
      <text:p text:style-name="P8"/>
      <text:p text:style-name="P12"><text:tab/><text:span text:style-name="T4">ldapsearch -x -b "ou=users,dc=biz,dc=com"</text:span></text:p>
      <text:p text:style-name="P12"><text:soft-page-break/></text:p>
      <text:p text:style-name="P12">to list all details <text:span text:style-name="T3">of all info about a user in a ou</text:span></text:p>
      <text:p text:style-name="P11"><text:tab/></text:p>
      <text:p text:style-name="P11"><text:tab/>ldapsearch -x -b "ou=groups,dc=biz,dc=com" "memberuid=user1"</text:p>
      <text:p text:style-name="P11"/>
      <text:p text:style-name="P11"><text:tab/>ldapsearch -x -b "ou=<text:span text:style-name="T5">user</text:span>s,dc=biz,dc=com" "memberuid=user1"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7:13:55.979227671</meta:creation-date>
    <dc:date>2016-09-09T19:56:10.287551946</dc:date>
    <meta:editing-duration>PT2H55M59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32" meta:word-count="194" meta:character-count="1636" meta:non-whitespace-character-count="1447"/>
  </office:meta>
</office:document-meta>
</file>